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fr" fo:country="FR"/>
    </style:style>
    <style:style style:name="P2" style:family="paragraph" style:parent-style-name="Standard">
      <style:text-properties fo:language="fr" fo:country="FR" officeooo:rsid="0002df78" officeooo:paragraph-rsid="0002df78"/>
    </style:style>
    <style:style style:name="P3" style:family="paragraph" style:parent-style-name="Standard">
      <style:text-properties fo:language="fr" fo:country="FR" officeooo:rsid="000438b7" officeooo:paragraph-rsid="000438b7"/>
    </style:style>
    <style:style style:name="T1" style:family="text">
      <style:text-properties officeooo:rsid="00057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e plateau<text:line-break/>Les contrées de Telneria</text:p>
      <text:p text:style-name="P2"/>
      <text:p text:style-name="P2"/>
      <text:p text:style-name="P3">Pioche en aveugle de un territoire parmi six au début de la partie. Idem pour un artefact. Chaque joueur peut débloquer un indice (ou un territoire/artefact ?), lorsque tous les joueurs ont récupéré leur indice, un joueur peut aller creuser récupérer l’artefact infusé pour vaincre <text:span text:style-name="T1">le seigneur dém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5:15:06.435316860</meta:creation-date>
    <dc:date>2025-05-02T18:57:20.204559429</dc:date>
    <meta:editing-duration>PT47M8S</meta:editing-duration>
    <meta:editing-cycles>1</meta:editing-cycles>
    <meta:document-statistic meta:table-count="0" meta:image-count="0" meta:object-count="0" meta:page-count="1" meta:paragraph-count="2" meta:word-count="55" meta:character-count="339" meta:non-whitespace-character-count="286"/>
    <meta:generator>LibreOffice/24.2.7.2$Linux_X86_64 LibreOffice_project/420$Build-2</meta:generator>
  </office:meta>
</office:document-meta>
</file>